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Enter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p is me. I want to do something with the data. Without having my computer running out of memory and crashing.</text:p>
              </text:list-item>
              <text:list-item>
                <text:p>Taking 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ummary - Nothing visual, sorry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pl_key_freq.py results : </text:p>
                <text:list>
                  <text:list-item>
                    <text:p>10 most frequent keys</text:p>
                  </text:list-item>
                  <text:list-item>
                    <text:p>10 least frequent (not that useful)</text:p>
                  </text:list-item>
                </text:list>
              </text:list-item>
              <text:list-item>
                <text:p>key_stats.json – counted all keys</text:p>
              </text:list-item>
              <text:list-item>
                <text:p>key_stats_sorted_pretty.json</text:p>
                <text:list>
                  <text:list-item>
                    <text:p>Sorted keys</text:p>
                  </text:list-item>
                  <text:list-item>
                    <text:p>Pretty</text:p>
                  </text:list-item>
                  <text:list-item>
                    <text:p>Read it with your text edi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3T3">
        <draw:frame presentation:style-name="pr4" draw:layer="layout" svg:width="25.199cm" svg:height="3.506cm" svg:x="1.4cm" svg:y="0.837cm" presentation:class="title">
          <draw:text-box>
            <text:p>Metadata – 10 Most frequent. <text:line-break/>Total : 3506087</text:p>
          </draw:text-box>
        </draw:frame>
        <draw:frame presentation:style-name="pr5" draw:text-style-name="P2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'dimensions'</text:span></text:p>
                <text:list>
                  <text:list-item>
                    <text:p><text:span text:style-name="T2">3506087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cord_id'</text:span></text:p>
                <text:list>
                  <text:list-item>
                    <text:p><text:span text:style-name="T2">3506084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title_sort'</text:span></text:p>
                <text:list>
                  <text:list-item>
                    <text:p><text:span text:style-name="T2"><text:s/></text:span><text:span text:style-name="T2">253738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quires_login'</text:span></text:p>
                <text:list>
                  <text:list-item>
                    <text:p><text:span text:style-name="T2">247571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date_catalogued'</text:span></text:p>
                <text:list>
                  <text:list-item>
                    <text:p><text:span text:style-name="T2"><text:s/></text:span><text:span text:style-name="T2">2475603 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Available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atalogued_sort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Copies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Holds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reated_bib'</text:p>
                <text:list>
                  <text:list-item>
                    <text:p><text:s/>24756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ource code : </text:p>
                <text:list>
                  <text:list-item>
                    <text:p>github.com/avolkov/tpl-hackathon-xml2json</text:p>
                  </text:list-item>
                </text:list>
              </text:list-item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meless Plu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  <text:list-item>
                <text:p>GTA Linux User Group :</text:p>
                <text:list>
                  <text:list-item>
                    <text:p>Gtalug.org</text:p>
                  </text:list-item>
                </text:list>
              </text:list-item>
              <text:list-item>
                <text:p>Python-related meetups :</text:p>
                <text:list>
                  <text:list-item>
                    <text:p>Meetup.com/python-toronto</text:p>
                  </text:list-item>
                  <text:list-item>
                    <text:p>Meetup.com/PyLadies-Tor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28</meta:editing-cycles>
    <meta:editing-duration>PT1H22M23S</meta:editing-duration>
    <dc:title>Gris Foncé - Business</dc:title>
    <dc:date>2015-11-15T12:53:18.855196014</dc:date>
    <meta:document-statistic meta:object-count="70"/>
  </office:meta>
</office:document-meta>
</file>